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3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" style:parent-style-name="sc-cxabcf" style:list-style-name="LFO1" style:family="paragraph">
      <style:paragraph-properties style:vertical-align="baseline" fo:margin-top="0in" fo:margin-bottom="0in" style:line-height-at-least="0.2083in" fo:margin-right="0.0416in" fo:background-color="#F1F3F4"/>
    </style:style>
    <style:style style:name="T6" style:parent-style-name="DefaultParagraphFont" style:family="text">
      <style:text-properties style:font-name="inherit" style:font-name-complex="Arial" fo:color="#202124" fo:font-size="10.5pt" style:font-size-asian="10.5pt" style:font-size-complex="10.5pt"/>
    </style:style>
    <style:style style:name="P7" style:parent-style-name="Normal" style:family="paragraph">
      <style:paragraph-properties fo:text-align="center"/>
    </style:style>
    <style:style style:name="P8" style:parent-style-name="sc-cxabcf" style:list-style-name="LFO2" style:family="paragraph">
      <style:paragraph-properties style:vertical-align="baseline" fo:margin-top="0in" fo:margin-bottom="0in" style:line-height-at-least="0.2083in" fo:margin-right="0.0416in" fo:background-color="#F1F3F4"/>
    </style:style>
    <style:style style:name="T9" style:parent-style-name="DefaultParagraphFont" style:family="text">
      <style:text-properties style:font-name="inherit" style:font-name-complex="Arial" fo:color="#202124" fo:font-size="10.5pt" style:font-size-asian="10.5pt" style:font-size-complex="10.5pt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roject 2 – Project Proposal</text:p>
      <text:p text:style-name="P2">Rahmiev, Rahmi,<text:s/>Lubas, Kazimierz,<text:s/>Jayarathna, Samanthi,<text:s/>Khalifa, Badrija,<text:s/>Rai, Amar,<text:s/>Jacob Page</text:p>
      <text:p text:style-name="P3"/>
      <text:p text:style-name="P4">Extract</text:p>
      <text:list text:style-name="LFO1" text:continue-numbering="true">
        <text:list-item>
          <text:p text:style-name="P5"><text:a xlink:href="https://www.kaggle.com/datasets/imdevskp/world-population-19602018?resource=download&amp;select=population_total_long.csv" office:target-frame-name="_top" xlink:show="replace"><text:span text:style-name="Hyperlink">World Population 1960-2018 | Kaggle</text:span></text:a><text:s/>-<text:s/><text:span text:style-name="T6">population_total_long.csv</text:span></text:p>
        </text:list-item>
      </text:list>
      <text:p text:style-name="P7"/>
      <text:list text:style-name="LFO2" text:continue-numbering="true">
        <text:list-item>
          <text:p text:style-name="P8"><text:a xlink:href="https://www.kaggle.com/datasets/khaiid/world-population" office:target-frame-name="_top" xlink:show="replace"><text:span text:style-name="Hyperlink">World Population | Kaggle</text:span></text:a><text:s/>-<text:s/><text:span text:style-name="T9">World Population.csv</text:span></text:p>
        </text:list-item>
      </text:list>
      <text:p text:style-name="P10"/>
      <text:p text:style-name="P11"/>
      <text:p text:style-name="P12"/>
      <text:p text:style-name="P13"/>
      <text:p text:style-name="P14"/>
      <text:p text:style-name="P15">Transform</text:p>
      <text:p text:style-name="P16">Cleaning<text:s/></text:p>
      <text:p text:style-name="P17"/>
      <text:p text:style-name="P18"/>
      <text:p text:style-name="P19"/>
      <text:p text:style-name="P20"/>
      <text:p text:style-name="P21"/>
      <text:p text:style-name="P22"><text:span text:style-name="T23">Loa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sc-cxabcf" style:display-name="sc-cxabcf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drija Khalifa</meta:initial-creator>
    <dc:creator>Badrija Khalifa</dc:creator>
    <meta:creation-date>2022-11-17T21:02:00Z</meta:creation-date>
    <dc:date>2022-11-17T21:28:00Z</dc:date>
    <meta:template xlink:href="Normal.dotm" xlink:type="simple"/>
    <meta:editing-cycles>1</meta:editing-cycles>
    <meta:editing-duration>PT1200S</meta:editing-duration>
    <meta:document-statistic meta:page-count="1" meta:paragraph-count="1" meta:word-count="72" meta:character-count="488" meta:row-count="3" meta:non-whitespace-character-count="417"/>
  </office:meta>
</office:document-meta>
</file>